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0.915cm" svg:height="11.764cm" svg:x="4.617cm" svg:y="1.906cm">
            <draw:object draw:notify-on-update-of-ranges="Tabelle1.A1:Tabelle1.A30 Tabelle1.B1:Tabelle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string" calcext:value-type="string" table:number-columns-spanned="2" table:number-rows-spanned="3">
            <text:p>← New Values!</text:p>
          </table:table-cell>
          <table:covered-table-cell/>
        </table:table-row>
        <table:table-row table:style-name="ro1"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2.2" calcext:value-type="float">
            <text:p>2.2</text:p>
          </table:table-cell>
          <table:covered-table-cell table:number-columns-repeated="2"/>
        </table:table-row>
        <table:table-row table:style-name="ro1"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.95" calcext:value-type="float">
            <text:p>1.95</text:p>
          </table:table-cell>
          <table:covered-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20:32:33.966305418</meta:creation-date>
    <dc:date>2026-02-13T20:49:52.066843093</dc:date>
    <meta:editing-duration>PT6M4S</meta:editing-duration>
    <meta:editing-cycles>3</meta:editing-cycles>
    <meta:generator>LibreOffice/25.2.6.2$Linux_X86_64 LibreOffice_project/520$Build-2</meta:generator>
    <meta:document-statistic meta:table-count="1" meta:cell-count="5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.6" chart:origin="0" chart:interval-major="0.01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" chart:maximum="3" chart:origin="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16cm" svg:height="11.765cm" xlink:href=".." xlink:type="simple" chart:class="chart:scatter" chart:style-name="ch1">
        <chart:legend chart:legend-position="end" svg:x="18.222cm" svg:y="5.583cm" style:legend-expansion="high" chart:style-name="ch2"/>
        <chart:plot-area chart:style-name="ch3" svg:x="0.418cm" svg:y="0.235cm" svg:width="17.386cm" svg:height="11.295cm">
          <chart:coordinate-region svg:x="2.589cm" svg:y="0.235cm" svg:width="15.215cm" svg:height="8.1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:Tabelle1.B30" chart:class="chart:scatter">
            <chart:domain table:cell-range-address="Tabelle1.A1:Tabelle1.A30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1:Tabelle1.A30</svg:desc>
                </draw:g>
              </table:table-cell>
              <table:table-cell office:value-type="float" office:value="NaN">
                <text:p>NaN</text:p>
                <draw:g>
                  <svg:desc>Tabelle1.B1:Tabelle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">
                <text:p>0.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">
                <text:p>0.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">
                <text:p>0.3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">
                <text:p>0.7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